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9449" officeooo:paragraph-rsid="001a9449"/>
    </style:style>
    <style:style style:name="P2" style:family="paragraph" style:parent-style-name="Standard">
      <style:text-properties style:use-window-font-color="true" style:font-name="Liberation Serif" fo:font-size="12pt" officeooo:paragraph-rsid="001b1a8e" style:font-size-asian="12pt" style:font-size-complex="12pt"/>
    </style:style>
    <style:style style:name="P3" style:family="paragraph" style:parent-style-name="Standard">
      <style:paragraph-properties fo:margin-left="0in" fo:margin-right="0in" fo:text-align="start" style:justify-single-word="false" fo:text-indent="0in" style:auto-text-indent="false"/>
      <style:text-properties fo:font-weight="normal" officeooo:rsid="00139a08" officeooo:paragraph-rsid="001b1a8e" style:font-weight-asian="normal" style:font-weight-complex="normal"/>
    </style:style>
    <style:style style:name="P4" style:family="paragraph" style:parent-style-name="Standard">
      <style:text-properties officeooo:rsid="001a9449" officeooo:paragraph-rsid="001a9449"/>
    </style:style>
    <style:style style:name="P5" style:family="paragraph" style:parent-style-name="Standard">
      <style:text-properties officeooo:rsid="001fc974" officeooo:paragraph-rsid="001fc97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editors,</text:p>
      <text:p text:style-name="P1"/>
      <text:p text:style-name="P1">We've heeded the advice of the reviewers, and have given the manuscript a full makeover according to their suggestions. We hope you'll agree that the results are satisfying. </text:p>
      <text:p text:style-name="P1"/>
      <text:p text:style-name="P5">The manuscript is now compiled using the BMC template suggested on the Springer website, with figures separate and captions at the end of the document. Since Tables 2 and 3 contain images that are not numbered figures, these are compiled separately and given as single pdfs. There is an additional file called ReferenceBuild.pdf, which is an approximation of where things go in the manuscript, however the template puts boxes around figures that overlap at times. If needed, we can help resolve such issues if the article is eventually accepted. Our apologies for the slight delay, as we had expected to just upload a single pdf for the revision, but this was sent back to us for formatting reasons and it took a couple days to adapt.</text:p>
      <text:p text:style-name="P1"/>
      <text:p text:style-name="P1">Best wishes,</text:p>
      <text:p text:style-name="P1"/>
      <text:p text:style-name="P1">Tim, Francisco, and Jonas</text:p>
      <text:p text:style-name="P1"/>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 Riffe</meta:initial-creator>
    <meta:creation-date>2017-04-29T21:32:37.154249038</meta:creation-date>
    <dc:date>2017-05-03T09:35:00.227096540</dc:date>
    <dc:creator>Tim Riffe</dc:creator>
    <meta:editing-duration>PT11M40S</meta:editing-duration>
    <meta:editing-cycles>5</meta:editing-cycles>
    <meta:generator>LibreOffice/4.2.8.2$Linux_X86_64 LibreOffice_project/420m0$Build-2</meta:generator>
    <meta:document-statistic meta:table-count="0" meta:image-count="0" meta:object-count="0" meta:page-count="1" meta:paragraph-count="5" meta:word-count="162" meta:character-count="958" meta:non-whitespace-character-count="800"/>
  </office:meta>
</office:document-meta>
</file>